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03<text:line-break/>– Arco 202 – Risulta finanziato dal Conseglio della Compagnia de’ Calzolari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2:46.03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5" meta:character-count="87"/>
  </office:meta>
</office:document-meta>
</file>